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Symbol" svg:font-family="Symbol" style:font-charset="x-symbol"/>
    <style:font-face style:name="Mangal1" svg:font-family="Mangal"/>
    <style:font-face style:name="OpenSymbol" svg:font-family="OpenSymbol, 'Arial Unicode MS'"/>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7pt" officeooo:rsid="00047336" officeooo:paragraph-rsid="00047336" style:font-size-asian="7pt" style:font-size-complex="7pt"/>
    </style:style>
    <style:style style:name="P2" style:family="paragraph" style:parent-style-name="Standard">
      <style:text-properties fo:language="en" fo:country="US"/>
    </style:style>
    <style:style style:name="P3" style:family="paragraph" style:parent-style-name="Standard">
      <style:paragraph-properties fo:line-height="150%"/>
      <style:text-properties fo:language="en" fo:country="US"/>
    </style:style>
    <style:style style:name="P4" style:family="paragraph" style:parent-style-name="Standard" style:list-style-name="WW8Num4">
      <style:paragraph-properties fo:line-height="150%"/>
      <style:text-properties fo:language="en" fo:country="US"/>
    </style:style>
    <style:style style:name="P5" style:family="paragraph" style:parent-style-name="Standard">
      <style:paragraph-properties fo:line-height="150%"/>
      <style:text-properties fo:language="en" fo:country="US" officeooo:rsid="0003dc87" officeooo:paragraph-rsid="0003dc87"/>
    </style:style>
    <style:style style:name="P6" style:family="paragraph" style:parent-style-name="Standard">
      <style:text-properties fo:font-size="4pt" fo:language="en" fo:country="US" style:font-size-asian="4pt" style:font-size-complex="4pt"/>
    </style:style>
    <style:style style:name="P7" style:family="paragraph" style:parent-style-name="Standard">
      <style:paragraph-properties fo:margin-top="0cm" fo:margin-bottom="0cm" style:contextual-spacing="false" style:line-height-at-least="0.353cm" fo:text-align="start" style:justify-single-word="false" style:text-autospace="none" style:writing-mode="lr-tb"/>
    </style:style>
    <style:style style:name="P8" style:family="paragraph" style:parent-style-name="Standard">
      <style:paragraph-properties fo:margin-top="0cm" fo:margin-bottom="0cm" style:contextual-spacing="false" style:line-height-at-least="0.353cm" fo:text-align="start" style:justify-single-word="false" style:text-autospace="none" style:writing-mode="lr-tb"/>
      <style:text-properties style:font-name="Calibri" fo:font-size="7pt" fo:language="en" fo:country="US" style:font-size-asian="7pt" style:font-name-complex="Calibri" style:font-size-complex="7pt"/>
    </style:style>
    <style:style style:name="P9" style:family="paragraph" style:parent-style-name="Standard">
      <style:paragraph-properties fo:margin-top="0cm" fo:margin-bottom="0cm" style:contextual-spacing="false" style:line-height-at-least="0.353cm" fo:text-align="start" style:justify-single-word="false" style:text-autospace="none" style:writing-mode="lr-tb"/>
      <style:text-properties style:font-name="Calibri" fo:font-size="7pt" fo:language="en" fo:country="US" officeooo:rsid="0003dc87" officeooo:paragraph-rsid="0003dc87" style:font-size-asian="7pt" style:font-name-complex="Calibri" style:font-size-complex="7pt"/>
    </style:style>
    <style:style style:name="P10" style:family="paragraph" style:parent-style-name="Standard">
      <style:paragraph-properties fo:margin-top="0cm" fo:margin-bottom="0cm" style:contextual-spacing="false" fo:line-height="150%" fo:text-align="start" style:justify-single-word="false" style:text-autospace="none" style:writing-mode="lr-tb"/>
      <style:text-properties style:font-name="Calibri" fo:font-size="7pt" fo:language="en" fo:country="US" officeooo:rsid="0003dc87" officeooo:paragraph-rsid="0003dc87" style:font-size-asian="7pt" style:font-name-complex="Calibri" style:font-size-complex="7pt"/>
    </style:style>
    <style:style style:name="P11" style:family="paragraph" style:parent-style-name="Standard">
      <style:paragraph-properties fo:margin-top="0cm" fo:margin-bottom="0cm" style:contextual-spacing="false" style:line-height-at-least="0.353cm" fo:text-align="start" style:justify-single-word="false" style:text-autospace="none" style:writing-mode="lr-tb"/>
      <style:text-properties style:font-name="Calibri" fo:font-size="11pt" fo:language="en" fo:country="US" fo:font-weight="bold" style:font-size-asian="11pt" style:font-weight-asian="bold" style:font-name-complex="Calibri" style:font-size-complex="11pt" style:font-weight-complex="bold"/>
    </style:style>
    <style:style style:name="P12" style:family="paragraph" style:parent-style-name="Standard">
      <style:paragraph-properties fo:margin-top="0cm" fo:margin-bottom="0cm" style:contextual-spacing="false" style:line-height-at-least="0.353cm" fo:text-align="start" style:justify-single-word="false" style:text-autospace="none" style:writing-mode="lr-tb"/>
      <style:text-properties style:font-name="Calibri" fo:font-size="11pt" fo:language="en" fo:country="US" style:font-size-asian="11pt" style:font-name-complex="Calibri" style:font-size-complex="11pt"/>
    </style:style>
    <style:style style:name="P13" style:family="paragraph" style:parent-style-name="Standard" style:list-style-name="WW8Num1">
      <style:paragraph-properties fo:margin-top="0cm" fo:margin-bottom="0cm" style:contextual-spacing="false" fo:line-height="150%" fo:text-align="start" style:justify-single-word="false" style:text-autospace="none" style:writing-mode="lr-tb"/>
      <style:text-properties style:font-name="Calibri" fo:font-size="11pt" fo:language="en" fo:country="US" style:font-size-asian="11pt" style:font-name-complex="Calibri" style:font-size-complex="11pt"/>
    </style:style>
    <style:style style:name="P14" style:family="paragraph" style:parent-style-name="Standard" style:list-style-name="WW8Num2">
      <style:paragraph-properties fo:margin-top="0cm" fo:margin-bottom="0cm" style:contextual-spacing="false" fo:line-height="150%" fo:text-align="start" style:justify-single-word="false" style:text-autospace="none" style:writing-mode="lr-tb"/>
      <style:text-properties style:font-name="Calibri" fo:font-size="11pt" fo:language="en" fo:country="US" style:font-size-asian="11pt" style:font-name-complex="Calibri" style:font-size-complex="11pt"/>
    </style:style>
    <style:style style:name="P15" style:family="paragraph" style:parent-style-name="Standard">
      <style:paragraph-properties fo:margin-top="0cm" fo:margin-bottom="0cm" style:contextual-spacing="false" fo:line-height="150%" fo:text-align="start" style:justify-single-word="false" style:text-autospace="none" style:writing-mode="lr-tb"/>
      <style:text-properties style:font-name="Calibri" fo:font-size="11pt" fo:language="en" fo:country="US" style:font-size-asian="11pt" style:font-name-complex="Calibri" style:font-size-complex="11pt"/>
    </style:style>
    <style:style style:name="P16" style:family="paragraph" style:parent-style-name="Standard" style:list-style-name="WW8Num3">
      <style:paragraph-properties fo:margin-top="0cm" fo:margin-bottom="0cm" style:contextual-spacing="false" fo:line-height="150%" fo:text-align="start" style:justify-single-word="false" style:text-autospace="none" style:writing-mode="lr-tb"/>
      <style:text-properties style:font-name="Calibri" fo:font-size="11pt" fo:language="en" fo:country="US" style:font-size-asian="11pt" style:font-name-complex="Calibri" style:font-size-complex="11pt"/>
    </style:style>
    <style:style style:name="P17" style:family="paragraph" style:parent-style-name="Standard">
      <style:paragraph-properties fo:margin-top="0cm" fo:margin-bottom="0cm" style:contextual-spacing="false" style:line-height-at-least="0.353cm" fo:text-align="start" style:justify-single-word="false" style:text-autospace="none" style:writing-mode="lr-tb"/>
      <style:text-properties style:font-name="Calibri" fo:font-size="6pt" fo:language="en" fo:country="US" style:font-size-asian="6pt" style:font-name-complex="Calibri" style:font-size-complex="6pt"/>
    </style:style>
    <style:style style:name="P18" style:family="paragraph" style:parent-style-name="Standard">
      <style:paragraph-properties fo:margin-top="0cm" fo:margin-bottom="0cm" style:contextual-spacing="false" fo:line-height="150%" fo:text-align="start" style:justify-single-word="false" style:text-autospace="none" style:writing-mode="lr-tb"/>
    </style:style>
    <style:style style:name="P19" style:family="paragraph" style:parent-style-name="Standard">
      <style:paragraph-properties fo:margin-top="0cm" fo:margin-bottom="0cm" style:contextual-spacing="false" fo:line-height="150%" fo:text-align="start" style:justify-single-word="false" style:text-autospace="none" style:writing-mode="lr-tb"/>
      <style:text-properties fo:font-size="4pt" fo:language="en" fo:country="US" style:font-size-asian="4pt" style:font-size-complex="4pt"/>
    </style:style>
    <style:style style:name="P20" style:family="paragraph" style:parent-style-name="Standard" style:master-page-name="Standard">
      <style:paragraph-properties fo:margin-top="0cm" fo:margin-bottom="0cm" style:contextual-spacing="false" style:line-height-at-least="0.353cm" fo:text-align="center" style:justify-single-word="false" style:page-number="auto" style:text-autospace="none" style:writing-mode="lr-tb"/>
      <style:text-properties style:font-name="Calibri" fo:font-size="12pt" fo:language="en" fo:country="US" fo:font-weight="bold" style:font-size-asian="12pt" style:font-weight-asian="bold" style:font-name-complex="Calibri" style:font-size-complex="12pt" style:font-weight-complex="bold"/>
    </style:style>
    <style:style style:name="P21" style:family="paragraph" style:parent-style-name="Standard">
      <style:paragraph-properties fo:margin-top="0cm" fo:margin-bottom="0.282cm" style:contextual-spacing="false" fo:line-height="105%" fo:text-align="start" style:justify-single-word="false" style:text-autospace="ideograph-alpha" style:vertical-align="auto"/>
      <style:text-properties fo:language="en" fo:country="US"/>
    </style:style>
    <style:style style:name="P22" style:family="paragraph" style:parent-style-name="Standard">
      <style:paragraph-properties fo:margin-top="0cm" fo:margin-bottom="0.282cm" style:contextual-spacing="false" fo:line-height="105%" fo:text-align="start" style:justify-single-word="false" style:text-autospace="ideograph-alpha" style:vertical-align="auto"/>
      <style:text-properties fo:language="en" fo:country="US" officeooo:rsid="00047336" officeooo:paragraph-rsid="00047336"/>
    </style:style>
    <style:style style:name="P23" style:family="paragraph" style:parent-style-name="Standard">
      <style:paragraph-properties fo:margin-left="0cm" fo:margin-right="-0.318cm" fo:margin-top="0cm" fo:margin-bottom="0cm" style:contextual-spacing="false" fo:line-height="150%" fo:text-align="start" style:justify-single-word="false" fo:text-indent="0cm" style:auto-text-indent="false" style:text-autospace="none" style:vertical-align="auto" style:writing-mode="lr-tb"/>
      <style:text-properties style:font-name="Calibri" fo:font-size="11pt" fo:language="en" fo:country="US" style:font-size-asian="11pt" style:font-name-complex="Calibri" style:font-size-complex="11pt"/>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style:font-name-asian="Calibri"/>
    </style:style>
    <style:style style:name="T4" style:family="text">
      <style:text-properties fo:language="en" fo:country="US" fo:font-weight="normal" style:font-weight-asian="normal" style:font-weight-complex="normal"/>
    </style:style>
    <style:style style:name="T5" style:family="text">
      <style:text-properties fo:language="en" fo:country="US" style:text-underline-style="solid" style:text-underline-width="auto" style:text-underline-color="font-color"/>
    </style:style>
    <style:style style:name="T6" style:family="text">
      <style:text-properties style:font-name="Calibri" fo:font-size="7pt" fo:language="en" fo:country="US" style:font-size-asian="7pt" style:font-name-complex="Calibri" style:font-size-complex="7pt"/>
    </style:style>
    <style:style style:name="T7" style:family="text">
      <style:text-properties style:font-name="Calibri" fo:font-size="6pt" fo:language="en" fo:country="US" style:font-size-asian="6pt" style:font-name-complex="Calibri" style:font-size-complex="6pt"/>
    </style:style>
    <style:style style:name="T8" style:family="text">
      <style:text-properties style:font-name="Calibri" fo:font-size="11pt" fo:language="en" fo:country="US" style:font-size-asian="11pt" style:font-name-complex="Calibri" style:font-size-complex="11pt"/>
    </style:style>
    <style:style style:name="T9" style:family="text">
      <style:text-properties style:font-name="Calibri" fo:font-size="11pt" fo:language="en" fo:country="US" style:font-name-asian="Calibri" style:font-size-asian="11pt" style:font-name-complex="Calibri" style:font-size-complex="11pt"/>
    </style:style>
    <style:style style:name="T10" style:family="text">
      <style:text-properties style:font-name="Calibri" fo:font-size="11pt" fo:language="en" fo:country="US" fo:font-style="italic" fo:font-weight="bold" style:font-size-asian="11pt" style:font-style-asian="italic" style:font-weight-asian="bold" style:font-name-complex="Calibri" style:font-size-complex="11pt" style:font-style-complex="italic" style:font-weight-complex="bold"/>
    </style:style>
    <style:style style:name="T11" style:family="text">
      <style:text-properties fo:font-size="4pt" style:font-size-asian="4pt" style:font-size-complex="4pt"/>
    </style:style>
    <style:style style:name="T12" style:family="text">
      <style:text-properties style:use-window-font-color="true" loext:opacity="0%" officeooo:rsid="0003dc87" style:font-name-asian="Times New Roman" style:language-asian="de" style:country-asian="DE" style:language-complex="ar" style:country-complex="SA"/>
    </style:style>
    <style:style style:name="T13" style:family="text">
      <style:text-properties style:use-window-font-color="true" loext:opacity="0%" style:font-name="Calibri" fo:font-size="11pt" officeooo:rsid="00047336" style:font-name-asian="Times New Roman" style:font-size-asian="11pt" style:language-asian="de" style:country-asian="DE" style:font-name-complex="Calibri" style:font-size-complex="11pt" style:language-complex="ar" style:country-complex="SA"/>
    </style:style>
    <style:style style:name="T14" style:family="text">
      <style:text-properties officeooo:rsid="00047336"/>
    </style:style>
    <style:style style:name="T15" style:family="text">
      <style:text-properties style:text-underline-style="solid" style:text-underline-width="auto" style:text-underline-color="font-color"/>
    </style:style>
    <style:style style:name="T16" style:family="text">
      <style:text-properties officeooo:rsid="0004d4d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AdvTechEng, Unit 1: Technology in use</text:p>
      <text:p text:style-name="P8"/>
      <text:p text:style-name="P11">Describing technical functions and applications</text:p>
      <text:p text:style-name="P17"/>
      <text:p text:style-name="P12">1 a <text:tab/>Think about two products you use regularly and discuss the following questions.</text:p>
      <text:p text:style-name="P8"/>
      <text:list xml:id="list3227880798" text:style-name="WW8Num1">
        <text:list-item>
          <text:p text:style-name="P13">What are the main functions of the products? (What do they do?)</text:p>
        </text:list-item>
        <text:list-item>
          <text:p text:style-name="P13">What are their different applications? (What are they used for?)</text:p>
        </text:list-item>
      </text:list>
      <text:p text:style-name="P10">I regularly use my tablet and my Laptop, devices I use mainly for studying. The tablet can pick up anything I write on a sheet of paper placed on top of it and translates it to a digital PDF file I can download through an app on my phone.</text:p>
      <text:p text:style-name="P10">My Laptop is basically my main workstation, with it I access my cloud storage where I keep all my files and documents that I need for my studies. Furthermore I use it to write my programs and keep in touch with my peers through tools like VSCode and Discord.</text:p>
      <text:p text:style-name="P8"/>
      <text:p text:style-name="P8"/>
      <text:p text:style-name="P12">1 b <text:tab/>What do you know about Global Positioning System (GPS) devices? In pairs, describe their main <text:s text:c="6"/></text:p>
      <text:p text:style-name="P7"><text:span text:style-name="T9"><text:s text:c="6"/></text:span><text:span text:style-name="T8"><text:tab/>function, and give some examples of different applications of GPS devices.</text:span></text:p>
      <text:p text:style-name="P8"/>
      <text:p text:style-name="P9">GPS devices communicate with sattelites in earths orbit to accurately determine where they are located. This can be used to navigate through cities&amp;countries or to track your jogging routes and determine the calories burnt, distance and average speed.</text:p>
      <text:p text:style-name="P8"/>
      <text:p text:style-name="P8">AUDIO:</text:p>
      <text:p text:style-name="P23">2 a <text:tab/>Paula, a design engineer for a GPS manufacturer, is discussing product development with José, a <text:tab/>senior manager new to the company. Listen to the conversation and complete the following notes.</text:p>
      <text:list xml:id="list546904288" text:style-name="WW8Num2">
        <text:list-item>
          <text:p text:style-name="P14">the primary application of GPS<text:tab/>(1) __________________________________________________</text:p>
        </text:list-item>
        <text:list-item>
          <text:p text:style-name="P14">associated applications<text:tab/><text:tab/>Tracking systems for (2)_________________________________</text:p>
        </text:list-item>
      </text:list>
      <text:p text:style-name="P15"><text:tab/><text:tab/><text:tab/><text:tab/><text:tab/>Tracking systems for (3)_________________________________</text:p>
      <text:list xml:id="list174015727588029" text:continue-numbering="true" text:style-name="WW8Num2">
        <text:list-item>
          <text:p text:style-name="P14">more creative features<text:tab/><text:tab/>(4) ____________________________________________ alarms</text:p>
        </text:list-item>
      </text:list>
      <text:p text:style-name="P15">(5)____________________________________________buttons</text:p>
      <text:list xml:id="list174017430071997" text:continue-numbering="true" text:style-name="WW8Num2">
        <text:list-item>
          <text:p text:style-name="P14">not technical innovations<text:tab/>(6) ______________________________________the technology</text:p>
        </text:list-item>
      </text:list>
      <text:p text:style-name="P8"/>
      <text:p text:style-name="P18"><text:span text:style-name="T8">2 b <text:tab/>Complete the following extracts from the discussion with words that come from </text:span><text:span text:style-name="T10">use.</text:span></text:p>
      <text:list xml:id="list3579729306" text:style-name="WW8Num3">
        <text:list-item>
          <text:p text:style-name="P16">Then you've got associated applications, __________________ <text:s/>that are related to navigating...</text:p>
        </text:list-item>
        <text:list-item>
          <text:p text:style-name="P16">... tracking systems you can <text:span text:style-name="T12">use</text:span> for monitoring delivery vehicles </text:p>
        </text:list-item>
        <text:list-item>
          <text:p text:style-name="P16"><text:soft-page-break/>... from the end-<text:span text:style-name="T12">users</text:span> point of view, accuracy is no longer the main selling point. Most devices are accurate enough. The key is to make them more <text:span text:style-name="T12">useful.</text:span></text:p>
        </text:list-item>
      </text:list>
      <text:p text:style-name="P19"/>
      <text:p text:style-name="P2">3 a <text:tab/>Match the GPS applications (1-6) to the descriptions (a—f).</text:p>
      <text:list xml:id="list2839754951" text:style-name="WW8Num4">
        <text:list-item>
          <text:p text:style-name="P4">topographical surveying<text:tab/><text:tab/>a) navigation and safety at sea</text:p>
        </text:list-item>
        <text:list-item>
          <text:p text:style-name="P4">geological exploration<text:tab/><text:tab/>b) setting out positions and levels of new structures.</text:p>
        </text:list-item>
        <text:list-item>
          <text:p text:style-name="P4">civil engineering<text:tab/><text:tab/>c) mapping surface features</text:p>
        </text:list-item>
        <text:list-item>
          <text:p text:style-name="P4">avionics equipment<text:tab/><text:tab/>d) applications in mining and the oil industry</text:p>
        </text:list-item>
        <text:list-item>
          <text:p text:style-name="P4">maritime applications<text:tab/><text:tab/>e) highway navigation and vehicle tracking</text:p>
        </text:list-item>
        <text:list-item>
          <text:p text:style-name="P4">GPS in cars and trucks<text:tab/><text:tab/>f) air traffic control, navigation and autopilot systems</text:p>
        </text:list-item>
      </text:list>
      <text:p text:style-name="P5">A-5<text:tab/>B-3<text:tab/>C-1<text:tab/>D-2<text:tab/>E-6<text:tab/>F-4</text:p>
      <text:p text:style-name="P2">3 b<text:tab/>Practice explaining the applications of GPS in Exercise 3a to a someone who has limited <text:tab/>knowledge of the devices using the following phrases.</text:p>
      <text:p text:style-name="Standard"><text:span text:style-name="T1"><text:tab/></text:span><text:span text:style-name="T2">used for -ing<text:tab/><text:tab/>used to<text:tab/><text:tab/><text:tab/>useful for<text:tab/><text:tab/>another/ a similar use</text:span></text:p>
      <text:p text:style-name="P1"><text:span text:style-name="T4">GPS</text:span><text:span text:style-name="T2"> </text:span><text:span text:style-name="T4">is used to navigate on both land and sea and is is used for topographical surveying. Another use of GPS is traffic control, which is particularly useful for autopilot systems.</text:span></text:p>
      <text:p text:style-name="P6"/>
      <text:p text:style-name="P2">4 a <text:tab/>Complete the following extracts from the conversation by underlining the correct words.</text:p>
      <text:p text:style-name="P2"><text:tab/>1 ... there's a setting on the GPS that <text:span text:style-name="T15">allows</text:span>/prevents it to detect the movement</text:p>
      <text:p text:style-name="P2"><text:tab/>2 ... an alarm sounds to warn you, and allows/<text:span text:style-name="T15">prevents </text:span>the boat from drifting unnoticed.</text:p>
      <text:p text:style-name="P2"><text:tab/>3 ... and enables/<text:span text:style-name="T15">ensures</text:span> that you don't lose track of where you were, which then</text:p>
      <text:p text:style-name="Standard"><text:span text:style-name="T3"><text:s/></text:span><text:span text:style-name="T1"><text:tab/></text:span><text:span text:style-name="T5">enables</text:span><text:span text:style-name="T1">/ensures you to turn round and come back to the same point</text:span></text:p>
      <text:p text:style-name="P2">4 b <text:tab/>Match the words in Exercise 4a to the synonyms.</text:p>
      <text:p text:style-name="P2"><text:tab/>1 <text:span text:style-name="T14">ensures </text:span>= makes sure <text:tab/><text:tab/></text:p>
      <text:p text:style-name="P2"><text:tab/>2 <text:span text:style-name="T13">allows</text:span>/ <text:span text:style-name="T13">enables </text:span>= permits <text:tab/><text:tab/><text:tab/><text:tab/><text:tab/></text:p>
      <text:p text:style-name="P2"><text:soft-page-break/><text:tab/>3 <text:span text:style-name="T13">prevents </text:span>= stops</text:p>
      <text:p text:style-name="P2">4 c <text:tab/>Complete the following extract from the user's manual of a GPS device using the verbs in Ex. 4a. <text:tab/>Sometimes, more than one answer is possible.</text:p>
      <text:p text:style-name="P3"><text:tab/>Introduction <text:s text:c="146"/><text:tab/>The core function of your GPS receiver is to (1) <text:span text:style-name="T13">allow </text:span>you to locate your precise <text:tab/>geographical position. To (2) <text:span text:style-name="T13">enable </text:span>the device to function, it receives at least <text:tab/>three signals simultaneously from the GPS constellation – 30 dedicated satellites which (3) ... <text:tab/>(3) <text:span text:style-name="T13">makes sure </text:span>receivers can function anywhere on earth. To (4) <text:span text:style-name="T13">allow </text:span>extremely precise positioning and (5) <text:span text:style-name="T13">prevent</text:span> errors from occurring due <text:tab/>to external factors, this device is designed to receive four separate signals.</text:p>
      <text:p text:style-name="P2">5<text:tab/>Explain the main functions and applications of a product made by a well known company or a <text:tab/>product you know about. Use the language from this section and the phrases in the box.</text:p>
      <text:p text:style-name="P21"><text:tab/>I see. So ...<text:tab/><text:tab/>OK. In other words ...<text:tab/><text:tab/>So you mean …</text:p>
      <text:p text:style-name="P22">A mechanical keyboard is a keyboard that has mechanical switches that allow for a much nicer feedback when typing. In comparison, membrane keyboard have a much smoother and more linear feedback when pressing a button, whereagainst <text:span text:style-name="T16">mechanical keyboard more often than not actually spring back up, which means they might be a little harder to press down, but a lot faster to pull back up. This prevents mistakingly not pressing a button down deep enough for the membrane to pick up, since it actually unlocks the spring under the keycap, making an audible sound. This is also the main drawback of mechanical keyboards, since this makes them effectively unusable for offices, since they produce way too much noise, but it makes them very popular in the gaming community, where precise inputs and a good feedback is required.</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Symbol" svg:font-family="Symbol" style:font-charset="x-symbol"/>
    <style:font-face style:name="Mangal1" svg:font-family="Mangal"/>
    <style:font-face style:name="OpenSymbol" svg:font-family="OpenSymbol, 'Arial Unicode MS'"/>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de" fo:country="D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82cm" style:contextual-spacing="false" fo:line-height="105%" fo:text-align="start" style:justify-single-word="false" fo:orphans="0" fo:widows="0" fo:hyphenation-ladder-count="no-limit" fo:text-indent="0cm" style:auto-text-indent="false" style:text-autospace="ideograph-alpha" style:vertical-align="auto" style:writing-mode="lr-tb"/>
      <style:text-properties style:use-window-font-color="true" loext:opacity="0%" style:font-name="Calibri" fo:font-family="Calibri" style:font-family-generic="swiss" style:font-pitch="variable" fo:font-size="11pt" fo:language="de" fo:country="DE" style:font-name-asian="Times New Roman" style:font-family-asian="'Times New Roman'" style:font-family-generic-asian="roman" style:font-pitch-asian="variable" style:font-size-asian="11pt" style:language-asian="de" style:country-asian="DE" style:font-name-complex="Calibri" style:font-family-complex="Calibri" style:font-family-generic-complex="swiss"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Balloon_20_Text" style:display-name="Balloon Text" style:family="paragraph" style:parent-style-name="Standard">
      <style:paragraph-properties fo:margin-top="0cm" fo:margin-bottom="0cm" style:contextual-spacing="false" style:line-height-at-least="0.353cm"/>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Tabellen_20_Inhalt" style:display-name="Tabellen Inhalt" style:family="paragraph" style:parent-style-name="Standard">
      <style:paragraph-properties text:number-lines="false" text:line-number="0"/>
    </style:style>
    <style:style style:name="Tabellen_20_Überschrift" style:display-name="Tabellen Überschrift" style:family="paragraph" style:parent-style-name="Tabellen_20_Inhalt">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charset="x-symbol" style:font-name-complex="OpenSymbol" style:font-family-complex="OpenSymbol, 'Arial Unicode MS'"/>
    </style:style>
    <style:style style:name="WW8Num1z1" style:family="text">
      <style:text-properties style:font-name="OpenSymbol" fo:font-family="OpenSymbol, 'Arial Unicode MS'" style:font-name-complex="OpenSymbol" style:font-family-complex="OpenSymbol, 'Arial Unicode MS'"/>
    </style:style>
    <style:style style:name="WW8Num2z0" style:family="text">
      <style:text-properties style:font-name="Symbol" fo:font-family="Symbol" style:font-charset="x-symbol" style:font-name-complex="OpenSymbol" style:font-family-complex="OpenSymbol, 'Arial Unicode MS'"/>
    </style:style>
    <style:style style:name="WW8Num2z1" style:family="text">
      <style:text-properties style:font-name="OpenSymbol" fo:font-family="OpenSymbol, 'Arial Unicode MS'" style:font-name-complex="OpenSymbol" style:font-family-complex="OpenSymbol, 'Arial Unicode MS'"/>
    </style:style>
    <style:style style:name="WW8Num3z0" style:family="text">
      <style:text-properties style:font-name="Symbol" fo:font-family="Symbol" style:font-charset="x-symbol" style:font-name-complex="OpenSymbol" style:font-family-complex="OpenSymbol, 'Arial Unicode MS'"/>
    </style:style>
    <style:style style:name="WW8Num3z1" style:family="text">
      <style:text-properties style:font-name="OpenSymbol" fo:font-family="OpenSymbol, 'Arial Unicode MS'" style:font-name-complex="OpenSymbol" style:font-family-complex="OpenSymbol, 'Arial Unicode MS'"/>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Sprechblasentext_20_Zchn" style:display-name="Sprechblasentext Zchn"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4z2"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WW8Num4z5"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WW8Num4z6"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WW8Num4z7" style:num-suffix="." style:num-format="1" text:display-levels="2">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WW8Num4z8"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5z1" style:num-suffix="."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5z2" style:num-suffix="."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5z3" style:num-suffix="."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5z4" style:num-suffix="."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5z5" style:num-suffix="."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5z6" style:num-suffix="."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5z7" style:num-suffix="."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5z8" style:num-suffix="."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cm" fo:margin-left="2.499cm" fo:margin-right="2.499cm"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initial-creator>Matthée, Roland</meta:initial-creator>
    <meta:creation-date>2019-10-22T13:59:00</meta:creation-date>
    <dc:date>2021-05-29T17:40:14.798500442</dc:date>
    <meta:print-date>2019-10-22T13:51:00</meta:print-date>
    <meta:editing-duration>P23DT22H21M15S</meta:editing-duration>
    <meta:editing-cycles>1</meta:editing-cycles>
    <meta:document-statistic meta:table-count="0" meta:image-count="0" meta:object-count="0" meta:page-count="3" meta:paragraph-count="47" meta:word-count="878" meta:character-count="5549" meta:non-whitespace-character-count="4515"/>
    <meta:generator>LibreOffice/7.1.3.2$Linux_X86_64 LibreOffice_project/12a8e3cbd24a3757385a302d290655d4f3c7ebf1</meta:generator>
  </office:meta>
</office:document-meta>
</file>